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image/png" manifest:full-path="Object 10/Pictures/10000000000000200000002000309F1C.png"/>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image/png" manifest:full-path="Object 12/Pictures/10000000000000200000002000309F1C.png"/>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automatic-styles>
    <style:style style:name="Tabelle4" style:family="table">
      <style:table-properties style:width="7.1in" table:align="margins"/>
    </style:style>
    <style:style style:name="Tabelle4.A" style:family="table-column">
      <style:table-column-properties style:column-width="6.3111in" style:rel-column-width="58251*"/>
    </style:style>
    <style:style style:name="Tabelle4.B" style:family="table-column">
      <style:table-column-properties style:column-width="0.7889in" style:rel-column-width="7284*"/>
    </style:style>
    <style:style style:name="Tabelle4.A1" style:family="table-cell">
      <style:table-cell-properties style:vertical-align="middle" fo:padding="0.0382in" fo:border="none"/>
    </style:style>
    <style:style style:name="Table2" style:family="table">
      <style:table-properties style:width="7.1in" table:align="margins"/>
    </style:style>
    <style:style style:name="Table2.A" style:family="table-column">
      <style:table-column-properties style:column-width="6.3111in" style:rel-column-width="58251*"/>
    </style:style>
    <style:style style:name="Table2.B" style:family="table-column">
      <style:table-column-properties style:column-width="0.7889in" style:rel-column-width="7284*"/>
    </style:style>
    <style:style style:name="Table2.A1" style:family="table-cell">
      <style:table-cell-properties style:vertical-align="middle" fo:padding="0.0382in" fo:border="none"/>
    </style:style>
    <style:style style:name="Table1" style:family="table">
      <style:table-properties style:width="6.8639in" fo:margin-left="0.2299in" fo:margin-right="0.0063in" table:align="margins"/>
    </style:style>
    <style:style style:name="Table1.A" style:family="table-column">
      <style:table-column-properties style:column-width="0.3896in" style:rel-column-width="3720*"/>
    </style:style>
    <style:style style:name="Table1.B" style:family="table-column">
      <style:table-column-properties style:column-width="6.4743in" style:rel-column-width="61815*"/>
    </style:style>
    <style:style style:name="Table1.A1" style:family="table-cell">
      <style:table-cell-properties fo:padding-left="0in" fo:padding-right="0in" fo:padding-top="0in" fo:padding-bottom="0.0799in"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paragraph-properties fo:margin-left="0in" fo:margin-right="0in" fo:text-indent="0in" style:auto-text-indent="false"/>
    </style:style>
    <style:style style:name="T1" style:family="text">
      <style:text-properties style:font-name="OpenSymbol" style:font-name-asian="OpenSymbol" style:font-name-complex="OpenSymbol"/>
    </style:style>
    <style:style style:name="T2" style:family="text">
      <style:text-properties style:text-position="sub 58%"/>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2" style:family="graphic" style:parent-style-name="Default_20_custom">
      <style:graphic-properties style:vertical-pos="from-top" style:vertical-rel="paragraph-content" style:horizontal-pos="from-left" style:horizontal-rel="paragraph-content"/>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pherical Shells</text:p>
      <text:p text:style-name="Subtitle"><text:a xlink:type="simple" xlink:href="mailto:someonesdad1@gmail.com">someonesdad1@gmail.com</text:a> 22 Apr 2011</text:p>
      <text:p text:style-name="Text_20_body"/>
      <text:p text:style-name="Text_20_body">A gravitational force on a point mass inside a uniform spherical shell is zero. <text:s/>Reference [1] gives the derivation that is often seen by technical students by performing an integration. <text:s/>The derivation applies to the case of a point mass either inside or outside of the shell. <text:s/>This is used to demonstrate that a spherical shell with uniform mass density behaves (as far as its gravitational force on the exterior point mass is concerned) as if the shell was concentrated at a point at the sphere's center. <text:s/>This textbook derivation requires calculus, so it leaves out students who haven't studied that subject yet (for a web-based derivation using calculus, see [4]). <text:s/>But one of the problems in the chapter on gravitation in reference [1] asks for another derivation that doesn't require calculus and reference [2] gives the result in a short derivation . <text:s/>It's an elegant argument worth seeing.</text:p>
      <text:p text:style-name="Text_20_body">This derivation also applies to a spherical shell with a uniform electrical charge on it, attracting or repelling a point charge inside the shell. <text:s/>In fact, it applies to any inverse-square law force where the force lies on the line connecting the two point objects.</text:p>
      <text:p text:style-name="Text_20_body">We require the notion of a solid angle, which we'll first have to discuss. <text:s/>The general definition of the solid angle requires a vertex of the angle and a surface. <text:s/>Then the definition of the solid angle subtended by the surface S from the vertex point is the surface area of the surface S projected onto the unit sphere whose center is the vertex [5].</text:p>
      <text:p text:style-name="Text_20_body">Suppose we have a unit sphere and a small circle on the sphere. <text:s/>The circle's area subtends a solid angle <text:span text:style-name="T1"></text:span> with respect to the center of the sphere. <text:s/>This solid angle is entirely analogous to the angle defined in plane geometry. <text:s/>If you recall the plane geometry definition, the angle in radians is the arc length of the corresponding arc of the circle divided by the circle's radius. <text:s/>This results in a dimensionless measure of angle which is given the name of radians.</text:p>
      <text:p text:style-name="Text_20_body">For the solid angle <text:span text:style-name="T1"></text:span> in three dimensions, we have the following picture:</text:p>
      <text:p text:style-name="Text_20_body"><draw:frame draw:style-name="fr1" draw:name="Frame1" text:anchor-type="paragraph" svg:x="0.7236in" svg:y="0in" svg:width="5.5535in" draw:z-index="0"><draw:text-box fo:min-height="3.0299in"><text:p text:style-name="Figure"><draw:frame draw:style-name="fr3" draw:name="Object10" text:anchor-type="paragraph" svg:x="0.0016in" svg:y="0.0008in" svg:width="5.5528in" style:rel-width="100%" svg:height="3.0291in" style:rel-height="scale" draw:z-index="1"><draw:object xlink:href="./Object 10" xlink:type="simple" xlink:show="embed" xlink:actuate="onLoad"/><draw:image xlink:href="./ObjectReplacements/Object 10" xlink:type="simple" xlink:show="embed" xlink:actuate="onLoad"/></draw:frame>Figure <text:sequence text:ref-name="refFigure0" text:name="Figure" text:formula="ooow:Figure+1" style:num-format="1">1</text:sequence></text:p></draw:text-box></draw:frame>A small circle is on the surface of the sphere of radius R. <text:s/>The solid angle is then</text:p>
      <text:p text:style-name="Equation"><draw:frame draw:style-name="fr4" draw:name="Object11" text:anchor-type="as-char" svg:width="0.5236in" svg:height="0.3862in" draw:z-index="4"><draw:object xlink:href="./Object 11" xlink:type="simple" xlink:show="embed" xlink:actuate="onLoad"/><draw:image xlink:href="./ObjectReplacements/Object 11" xlink:type="simple" xlink:show="embed" xlink:actuate="onLoad"/></draw:frame></text:p>
      <text:p text:style-name="Text_20_body">where A is the area of the spherical cap with the circle as its border. <text:s/>A solid angle is a dimensionless <text:soft-page-break/>number; it is also given a name, the <text:span text:style-name="T4">steradian</text:span>. <text:s/>If you make the circle a great circle of the sphere, you can see that the solid angle is 2<text:span text:style-name="T1"></text:span> and it's 4<text:span text:style-name="T1"></text:span> for the whole sphere. <text:s/>If you make the area of the cap equal to R<text:span text:style-name="T3">2</text:span>, then you have a unit solid angle. <text:s/>You can convert steradians to square degrees by multiplying by <draw:frame draw:style-name="fr4" draw:name="Object17" text:anchor-type="as-char" svg:width="0.5917in" svg:height="0.1992in" draw:z-index="10"><draw:object xlink:href="./Object 17" xlink:type="simple" xlink:show="embed" xlink:actuate="onLoad"/><draw:image xlink:href="./ObjectReplacements/Object 17" xlink:type="simple" xlink:show="embed" xlink:actuate="onLoad"/></draw:frame>, analogous to converting from radians to degrees by multiplying radians by 180/<text:span text:style-name="T1"></text:span>, </text:p>
      <text:p text:style-name="Text_20_body">Suppose I have an area A that subtends a solid angle <text:span text:style-name="T1"></text:span> from point S as shown in <text:sequence-ref text:reference-format="text" text:ref-name="refFigure1">Figure 2</text:sequence-ref>. <text:s/>If I rotate the area A about the axis PQ by an angle <text:span text:style-name="T1"></text:span>, the solid angle subtended by the circle from point S is reduced to <draw:frame draw:style-name="fr4" draw:name="Object13" text:anchor-type="as-char" svg:width="0.4846in" svg:height="0.1701in" draw:z-index="5"><draw:object xlink:href="./Object 13" xlink:type="simple" xlink:show="embed" xlink:actuate="onLoad"/><draw:image xlink:href="./ObjectReplacements/Object 13" xlink:type="simple" xlink:show="embed" xlink:actuate="onLoad"/></draw:frame>.</text:p>
      <text:p text:style-name="Text_20_body"><draw:frame draw:style-name="fr1" draw:name="Frame2" text:anchor-type="paragraph" svg:x="0.7236in" svg:y="0.0043in" svg:width="5.5535in" draw:z-index="2"><draw:text-box fo:min-height="2.7484in"><text:p text:style-name="Figure"><draw:frame draw:style-name="fr3" draw:name="Object12" text:anchor-type="paragraph" svg:x="0.0016in" svg:y="0.0008in" svg:width="5.552in" style:rel-width="100%" svg:height="2.7472in" style:rel-height="scale" draw:z-index="3"><draw:object xlink:href="./Object 12" xlink:type="simple" xlink:show="embed" xlink:actuate="onLoad"/><draw:image xlink:href="./ObjectReplacements/Object 12" xlink:type="simple" xlink:show="embed" xlink:actuate="onLoad"/></draw:frame>Figure <text:sequence text:ref-name="refFigure1" text:name="Figure" text:formula="ooow:Figure+1" style:num-format="1">2</text:sequence></text:p></draw:text-box></draw:frame>You can see the reasonableness of this from <text:sequence-ref text:reference-format="text" text:ref-name="refFigure1">Figure 2</text:sequence-ref>. <text:s/>Suppose the area A is a unit circle and your eye is at point S. <text:s/>If you rotate the circle by angle <text:span text:style-name="T1"></text:span> about the axis PQ, you'll now see an ellipse with a major radius of 1 and a minor radius of cos <text:span text:style-name="T1"></text:span>. <text:s/>The area of this ellipse is <text:span text:style-name="T1"></text:span> times the major radius times the minor diameter, or <text:span text:style-name="T1"></text:span>cos <text:span text:style-name="T1"></text:span>. <text:s/>Now, convert this elliptical area to a circular area in the same plane as the original circle and concentric with it, then project this circle onto the unit sphere used in defining the solid angle. <text:s/>Since the newly-projected circle's area is smaller by cos <text:span text:style-name="T1"></text:span>, the solid angle has fallen by the same amount. <text:s/>It's the area of the surface's projection on the unit sphere, not the shape of the surface that's important in determining the solid angle.</text:p>
      <text:p text:style-name="Text_20_body">If <text:span text:style-name="T1"></text:span> is the angle subtended by the radius of the circle and the plane of the circle is perpendicular to SC in <text:sequence-ref text:reference-format="text" text:ref-name="refFigure1">Figure 2</text:sequence-ref>, the solid angle subtended by the cone with vertex at S and intersecting the circle's circumference is </text:p>
      <text:p text:style-name="Equation"><draw:frame draw:style-name="fr4" draw:name="Object15" text:anchor-type="as-char" svg:width="1.2311in" svg:height="0.1756in" draw:z-index="13"><draw:object xlink:href="./Object 15" xlink:type="simple" xlink:show="embed" xlink:actuate="onLoad"/><draw:image xlink:href="./ObjectReplacements/Object 15" xlink:type="simple" xlink:show="embed" xlink:actuate="onLoad"/></draw:frame></text:p>
      <text:p text:style-name="Text_20_body">We won't need this relation for our discussion, but it is often handy.</text:p>
      <text:p text:style-name="Text_20_body">Now, we're ready to derive the gravitational force on a point mass inside a spherical shell. <text:s/>In <text:sequence-ref text:reference-format="text" text:ref-name="refFigure2">Figure 3</text:sequence-ref>, assume the point mass is at point P. <text:s/>The center of the spherical shell is at C and the shell is shown in cross section as a circle, as we consider it to be of small thickness.</text:p>
      <text:p text:style-name="Text_20_body"/>
      <text:p text:style-name="Text_20_body"><draw:frame draw:style-name="fr1" draw:name="Frame3" text:anchor-type="paragraph" svg:x="0.722in" svg:y="-0.0016in" svg:width="5.5535in" draw:z-index="6"><draw:text-box fo:min-height="2.852in"><text:p text:style-name="Figure"><draw:frame draw:style-name="fr5" draw:name="Object1" text:anchor-type="paragraph" svg:x="0.2035in" svg:y="0.0874in" svg:width="5.1126in" style:rel-width="100%" svg:height="2.8453in" style:rel-height="scale" draw:z-index="7"><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text:p></draw:text-box></draw:frame><text:soft-page-break/>Consider a small solid angle <text:span text:style-name="T1"></text:span> that is formed by a narrow cone (indicated by the dashed lines) with vertex at P and intersecting the spherical shell around the points P<text:span text:style-name="T2">1</text:span> and P<text:span text:style-name="T2">2</text:span>. <text:s/>Let <text:span text:style-name="T1"></text:span> be the angle CP<text:span text:style-name="T2">1</text:span>P<text:span text:style-name="T2">2</text:span>, which is also equal to the angle CP<text:span text:style-name="T2">2</text:span>P<text:span text:style-name="T2">1</text:span>. <text:s/>We have </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4" draw:name="Object22" text:anchor-type="as-char" svg:width="3.8047in" svg:height="0.4319in" draw:z-index="11"><draw:object xlink:href="./Object 22" xlink:type="simple" xlink:show="embed" xlink:actuate="onLoad"/><draw:image xlink:href="./ObjectReplacements/Object 22"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where S<text:span text:style-name="T2">1</text:span> is the small area on the shell at P<text:span text:style-name="T2">1</text:span> where the cone intersects the shell and correspondingly for S<text:span text:style-name="T2">2</text:span>. <text:s/>Note we had to include the <draw:frame draw:style-name="fr4" draw:name="Object2" text:anchor-type="as-char" svg:width="0.339in" svg:height="0.1701in" draw:z-index="14"><draw:object xlink:href="./Object 2" xlink:type="simple" xlink:show="embed" xlink:actuate="onLoad"/><draw:image xlink:href="./ObjectReplacements/Object 2" xlink:type="simple" xlink:show="embed" xlink:actuate="onLoad"/></draw:frame> term because the area made up of the intersection of the thin shell and the cone is tilted with respect to the line P<text:span text:style-name="T2">1</text:span>P<text:span text:style-name="T2">2</text:span> precisely by the angle <text:span text:style-name="T1"></text:span>.</text:p>
      <text:p text:style-name="Text_20_body">The cosine terms in equation <text:sequence-ref text:reference-format="text" text:ref-name="refText0">(1)</text:sequence-ref> cancel out and we can multiply the equation by any constant k. <text:s/>Thus, we have the general relation</text:p>
      <table:table table:name="Table2" table:style-name="Table2">
        <table:table-column table:style-name="Table2.A"/>
        <table:table-column table:style-name="Table2.B"/>
        <table:table-header-rows>
          <table:table-row>
            <table:table-cell table:style-name="Table2.A1" office:value-type="string">
              <text:p text:style-name="P1"><draw:frame draw:style-name="fr4" draw:name="Object7" text:anchor-type="as-char" svg:width="0.7925in" svg:height="0.4319in" draw:z-index="18"><draw:object xlink:href="./Object 7" xlink:type="simple" xlink:show="embed" xlink:actuate="onLoad"/><draw:image xlink:href="./ObjectReplacements/Object 7" xlink:type="simple" xlink:show="embed" xlink:actuate="onLoad"/><svg:desc>formula</svg:desc></draw:frame> </text:p>
            </table:table-cell>
            <table:table-cell table:style-name="Table2.A1" office:value-type="string">
              <text:p text:style-name="P2">(<text:sequence text:ref-name="refText1" text:name="Text" text:formula="ooow:Text+1" style:num-format="1">2</text:sequence>)</text:p>
            </table:table-cell>
          </table:table-row>
        </table:table-header-rows>
      </table:table>
      <text:p text:style-name="Text_20_body">One choice for the constant k is <draw:frame draw:style-name="fr4" draw:name="Object8" text:anchor-type="as-char" svg:width="0.3661in" svg:height="0.1701in" draw:z-index="19"><draw:object xlink:href="./Object 8" xlink:type="simple" xlink:show="embed" xlink:actuate="onLoad"/><draw:image xlink:href="./ObjectReplacements/Object 8" xlink:type="simple" xlink:show="embed" xlink:actuate="onLoad"/></draw:frame> where <draw:frame draw:style-name="fr4" draw:name="Object9" text:anchor-type="as-char" svg:width="0.1008in" svg:height="0.1701in" draw:z-index="20"><draw:object xlink:href="./Object 9" xlink:type="simple" xlink:show="embed" xlink:actuate="onLoad"/><draw:image xlink:href="./ObjectReplacements/Object 9" xlink:type="simple" xlink:show="embed" xlink:actuate="onLoad"/></draw:frame> is the uniform areal mass density of the shell, m is the mass of a particle at P, and G is the universal gravitational constant. <text:s/>Then <draw:frame draw:style-name="fr6" draw:name="Object16" text:anchor-type="as-char" svg:y="-0.1366in" svg:width="0.6626in" svg:height="0.1937in" draw:z-index="21"><draw:object xlink:href="./Object 16" xlink:type="simple" xlink:show="embed" xlink:actuate="onLoad"/><draw:image xlink:href="./ObjectReplacements/Object 16" xlink:type="simple" xlink:show="embed" xlink:actuate="onLoad"/></draw:frame> which is the mass of the small piece of shell at P<text:span text:style-name="T2">1</text:span>; similarly for P<text:span text:style-name="T2">2</text:span>. <text:s/>Then we have</text:p>
      <text:p text:style-name="Equation"><draw:frame draw:style-name="fr4" draw:name="Object18" text:anchor-type="as-char" svg:width="1.1272in" svg:height="0.4319in" draw:z-index="22"><draw:object xlink:href="./Object 18" xlink:type="simple" xlink:show="embed" xlink:actuate="onLoad"/><draw:image xlink:href="./ObjectReplacements/Object 18" xlink:type="simple" xlink:show="embed" xlink:actuate="onLoad"/><svg:desc>formula</svg:desc></draw:frame></text:p>
      <text:p text:style-name="Text_20_body">Each side, of course, is Newton's universal law of gravitation. <text:s/>This equation shows the equality in the <text:span text:style-name="T6">magnitude</text:span> of the gravitational attraction of the small areas of the shell on the particle of mass m. <text:s/>In addition, we know from the vector form of the law of gravitation that the forces on the particle from each of the small chunks of the shell are in opposite directions and both lie on the line P<text:span text:style-name="T2">1</text:span>P<text:span text:style-name="T2">2</text:span>. <text:s/><text:span text:style-name="Important">Thus, these two forces exactly cancel</text:span>. <text:s/>It's then not difficult to see that <text:span text:style-name="T6">all</text:span> such pairs of forces from small areas on the spherical shell will cancel out as the line P<text:span text:style-name="T2">1</text:span>P<text:span text:style-name="T2">2</text:span> assumes all directions in space while passing through point P. <text:s/>We conclude that the particle of mass m experiences no net gravitational force inside the spherical shell. <text:s/>It's a simple and elegant argument<text:note text:id="ftn1" text:note-class="footnote"><text:note-citation>1</text:note-citation><text:note-body><text:p text:style-name="Footnote">I don't know who first gave it, but reference [2] states that Newton gave a different derivation. <text:s/>I'd hazard a guess that it was probably given in the early 1800's, if not the late 1700's.</text:p></text:note-body></text:note>.</text:p>
      <text:p text:style-name="Text_20_body">Often in doing such physical problems, one has to sum up the contributions of lots of little forces like <text:soft-page-break/>we just discussed; this turns into an integration problem when one has studied calculus. <text:s/>It's interesting that in this problem, however, the small terms cancel out. <text:s/>Thus, no fancier math is needed.</text:p>
      <text:p text:style-name="Text_20_body">Note the magnitude of the solid angle of the cone was never needed. <text:s/>However, out of habit, we assumed the cone was a skinny cone, leading to a small solid angle. <text:s/>We could make the same argument for a substantial solid angle -- just sum the contributions from each of the skinny solid angles that make up the substantial solid angle. <text:s/>But there's no need, as they all neatly cancel in corresponding pairs.</text:p>
      <text:p text:style-name="Text_20_body">Another choice for the constant k is for the case of the particle at P being a point electrical charge and the sphere having a uniform electrical charge density (i.e., an application of Coulomb's Law). <text:s/>In both cases of the point charge being equal or opposite to the charge on the shell, you can see that the net force on the point charge is zero.</text:p>
      <text:p text:style-name="Text_20_body">Feather [2] relates that Joseph Priestly had heard from Benjamin Franklin about a "curious observation" that Franklin made that a small cork ball suspended on a fine thread would be attracted to the outside of an electrically charged metal cup. <text:s/>However, when the ball was lowered into the cup, it was not attracted to the cup. <text:s/>Priestly repeated the experiments with various modifications and made the insightful observation in 1767 that the electrical force must be an inverse square law force, precisely because of the result known at the time that a spherical shell of mass would not attract a point mass inside the shell. <text:s/>Priestly did not back this statement up with careful measurements.</text:p>
      <text:p text:style-name="Text_20_body">However, Henry Cavendish did. <text:s/>He quantitatively determined that, if the electrostatic force between two point charges was the inverse square law, then the exponent could not differ by more than <draw:frame draw:style-name="fr4" draw:name="Object3" text:anchor-type="as-char" svg:width="0.4201in" svg:height="0.3654in" draw:z-index="12"><draw:object xlink:href="./Object 3" xlink:type="simple" xlink:show="embed" xlink:actuate="onLoad"/><draw:image xlink:href="./ObjectReplacements/Object 3" xlink:type="simple" xlink:show="embed" xlink:actuate="onLoad"/></draw:frame> (his ingenious work lay essentially unknown for 100 years before being published by Maxwell). <text:s/>Cavendish's experiment is described in Feather [2]; let's look at it because it is very clever.</text:p>
      <text:p text:style-name="Text_20_body">Suppose we change <text:sequence-ref text:reference-format="text" text:ref-name="refFigure2">Figure 3</text:sequence-ref> into <text:sequence-ref text:reference-format="text" text:ref-name="refFigure3">Figure 4</text:sequence-ref>:</text:p>
      <text:p text:style-name="Text_20_body"><draw:frame draw:style-name="fr2" draw:name="Frame4" text:anchor-type="paragraph" svg:x="0in" svg:y="0in" svg:width="7in" style:rel-width="100%" svg:height="2.85in" style:rel-height="scale-min" draw:z-index="8"><draw:text-box><text:p text:style-name="Figure"><draw:frame draw:style-name="fr5" draw:name="Object4" text:anchor-type="paragraph" svg:x="0.2839in" svg:y="-0.0709in" svg:width="6.998in" style:rel-width="100%" svg:height="3.0327in" style:rel-height="scale" draw:z-index="9"><draw:object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text:p></draw:text-box></draw:frame>P<text:span text:style-name="T2">1</text:span>P<text:span text:style-name="T2">2</text:span> is a plane that passes through an internal point charge q, dividing the spherical shell into two parts. <text:s/>Each part produces a force on the charge q, shown by F<text:span text:style-name="T2">1</text:span> and F<text:span text:style-name="T2">2</text:span> (which force belongs to which shell is not important for this discussion). <text:s/>We have that F<text:span text:style-name="T2">1</text:span> = F<text:span text:style-name="T2">2</text:span> for an arbitrary location of q inside the shell.</text:p>
      <text:p text:style-name="Text_20_body">In the comments after equation <text:sequence-ref text:reference-format="text" text:ref-name="refText1">(2)</text:sequence-ref> <text:sequence-ref text:reference-format="direction" text:ref-name="refText1">above</text:sequence-ref> for the electrostatic case, we implicitly assumed the force law was the inverse square law (since we recognized the mathematical form as Coulomb's Law). <text:s/>But assume the exponent of r in the law is not 2. <text:s/>Then the forces will no longer balance. <text:s/>If the exponent <text:soft-page-break/>is greater than 2, the force due to the section of the shell below P<text:span text:style-name="T2">1</text:span>P<text:span text:style-name="T2">2</text:span> will be larger and vice versa if the exponent is less than 2. <text:s/></text:p>
      <text:p text:style-name="Text_20_body">Cavendish's brilliant experimental design was to encase the first metal shell within a second metal shell; this removed the requirement for a test charge q (you'll see why in a moment). <text:s/>The outer shell was initially uncharged while the inner one was charged. <text:s/>Then the two shells were connected by a conducting wire. <text:s/>Imagine you're a small charge sitting at the junction of the wire and the inner shell. <text:s/>Do you feel a force? You do, because you're just like lots of other like charges on the inner shell<text:note text:id="ftn2" text:note-class="footnote"><text:note-citation>2</text:note-citation><text:note-body><text:p text:style-name="Footnote">Note this assumes the existence of small charges or a charged "fluid" that are free to move under these electrostatic forces.</text:p></text:note-body></text:note>. <text:s/>There thus will be a current flow from the inner shell to the outer shell until the forces on these charges balance. <text:s/></text:p>
      <text:p text:style-name="Text_20_body">Now here's the key: <text:s/><text:span text:style-name="Important">if the force law is proportional to 1/r</text:span><text:span text:style-name="Important"><text:span text:style-name="T3">2</text:span></text:span><text:span text:style-name="Important">, then this current will flow until there is no charge left on the inner shell</text:span>. <text:s/>Why? <text:s/>Because we showed that there is no net force on the charge from the outer shell, regardless of the charge on it. <text:s/>But there will always be a force on the charge as long as any charge remains on the inner shell because these like charges repel each other<text:note text:id="ftn3" text:note-class="footnote"><text:note-citation>3</text:note-citation><text:note-body><text:p text:style-name="Footnote">An interesting question is whether there will be one charge left behind because there's no other charge to apply a force to it. <text:s/>Logically, there has to be if charge is quantized, but I don't know if anyone has ever measured this experimentally.</text:p></text:note-body></text:note>.</text:p>
      <text:p text:style-name="Text_20_body">If the force law is not proportional to 1/r<text:span text:style-name="T3">2</text:span>, then some charge will be left on the inner shell; its sign will tell you whether the exponent is larger or smaller than 2. <text:s/>What an elegant experimental design!</text:p>
      <text:p text:style-name="Text_20_body">When Cavendish ran his experiments, he was not able to detect any charge left on the inner shell. <text:s/>He estimated the sensitivity of his pith-ball electroscope and thus was able to put the error bound of 1/59 on the measured exponent. <text:s/>This is beautiful science indeed.</text:p>
      <text:p text:style-name="Text_20_body">Maxwell repeated Cavendish's experiment 100 years later and found the exponent to be <draw:frame draw:style-name="fr6" draw:name="Object5" text:anchor-type="as-char" svg:y="-0.1661in" svg:width="0.9689in" svg:height="0.1917in" draw:z-index="15"><draw:object xlink:href="./Object 5" xlink:type="simple" xlink:show="embed" xlink:actuate="onLoad"/><draw:image xlink:href="./ObjectReplacements/Object 5" xlink:type="simple" xlink:show="embed" xlink:actuate="onLoad"/></draw:frame> <text:s/>Another experiment in 1936 got <draw:frame draw:style-name="fr4" draw:name="Object6" text:anchor-type="as-char" svg:width="0.9043in" svg:height="0.1917in" draw:z-index="16"><draw:object xlink:href="./Object 6" xlink:type="simple" xlink:show="embed" xlink:actuate="onLoad"/><draw:image xlink:href="./ObjectReplacements/Object 6" xlink:type="simple" xlink:show="embed" xlink:actuate="onLoad"/><svg:desc>formula</svg:desc></draw:frame>. <text:s/>Modern measurements indicate the exponent is 2 within 10<text:span text:style-name="T3">-15</text:span> (see [3]). <text:s/></text:p>
      <text:p text:style-name="Text_20_body">Of course, today we know this electrostatic law as Coulomb's Law. <text:s/>Coulomb verified Cavendish's measurements by using a torsion balance (Cavendish would use the torsion balance in 1798 to measure the gravitational force between masses in the laboratory, a notoriously fickle measurement). <text:s/>Feather [2] points out that Coulomb's investigations also verified that these electrostatic forces depended on the product of the amount of charges present. <text:s/>He was able to do this from the known phenomenon that two identical conducting spheres, one initially uncharged, will share the charge equally when they are connected together by a conductor and hence was able to work with amounts of charge related by powers of two. <text:s/>Thus, Coulomb verified experimentally the law named after him</text:p>
      <text:p text:style-name="Equation"><draw:frame draw:style-name="fr4" draw:name="Object14" text:anchor-type="as-char" svg:width="0.5744in" svg:height="0.4098in" draw:z-index="17"><draw:object xlink:href="./Object 14" xlink:type="simple" xlink:show="embed" xlink:actuate="onLoad"/><draw:image xlink:href="./ObjectReplacements/Object 14" xlink:type="simple" xlink:show="embed" xlink:actuate="onLoad"/></draw:frame></text:p>
      <text:h text:style-name="Heading_20_2" text:outline-level="2">References</text:h>
      <table:table table:name="Table1" table:style-name="Table1">
        <table:table-column table:style-name="Table1.A"/>
        <table:table-column table:style-name="Table1.B"/>
        <table:table-row>
          <table:table-cell table:style-name="Table1.A1" office:value-type="string">
            <text:p text:style-name="Table_20_Contents">[1]</text:p>
          </table:table-cell>
          <table:table-cell table:style-name="Table1.A1" office:value-type="string">
            <text:p text:style-name="Table_20_Contents"><text:span text:style-name="T5">Resnick, R. and Halliday, D., </text:span><text:span text:style-name="T4">Physics</text:span><text:span text:style-name="T5">, Part 1, Wiley, 1966.</text:span></text:p>
          </table:table-cell>
        </table:table-row>
        <table:table-row>
          <table:table-cell table:style-name="Table1.A1" office:value-type="string">
            <text:p text:style-name="Table_20_Contents">[2]</text:p>
          </table:table-cell>
          <table:table-cell table:style-name="Table1.A1" office:value-type="string">
            <text:p text:style-name="Table_20_Contents">Feather, N., <text:span text:style-name="T4">Electricity and Matter</text:span><text:span text:style-name="T5">, Aldine Publishing, Chicago, 1968.</text:span></text:p>
          </table:table-cell>
        </table:table-row>
        <table:table-row>
          <table:table-cell table:style-name="Table1.A1" office:value-type="string">
            <text:p text:style-name="Table_20_Contents">[3]</text:p>
          </table:table-cell>
          <table:table-cell table:style-name="Table1.A1" office:value-type="string">
            <text:p text:style-name="Table_20_Contents"><text:a xlink:type="simple" xlink:href="http://en.wikipedia.org/wiki/Inverse_square_law">http://en.wikipedia.org/wiki/Inverse_square_law</text:a> </text:p>
          </table:table-cell>
        </table:table-row>
        <table:table-row>
          <table:table-cell table:style-name="Table1.A1" office:value-type="string">
            <text:p text:style-name="Table_20_Contents">[4]</text:p>
          </table:table-cell>
          <table:table-cell table:style-name="Table1.A1" office:value-type="string">
            <text:p text:style-name="Table_20_Contents"><text:a xlink:type="simple" xlink:href="http://en.wikipedia.org/wiki/Shell_theorem">http://en.wikipedia.org/wiki/Shell_theorem</text:a> </text:p>
          </table:table-cell>
        </table:table-row>
        <table:table-row>
          <table:table-cell table:style-name="Table1.A1" office:value-type="string">
            <text:p text:style-name="Table_20_Contents">[5]</text:p>
          </table:table-cell>
          <table:table-cell table:style-name="Table1.A1" office:value-type="string">
            <text:p text:style-name="Table_20_Contents"><text:a xlink:type="simple" xlink:href="http://mathworld.wolfram.com/SolidAngle.html">http://mathworld.wolfram.com/SolidAngle.html</text:a> </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in" fo:margin-right="0in" fo:text-indent="0in" style:auto-text-indent="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left="0.2in" fo:margin-right="0in" fo:margin-top="0in" fo:margin-bottom="0.0799in" fo:text-indent="0in" style:auto-text-indent="false"/>
      <style:text-properties fo:font-size="11pt"/>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fo:text-align="center" style:justify-single-word="false" text:number-lines="false" text:line-number="0"/>
      <style:text-properties style:font-name="Arial" fo:font-size="10pt" fo:font-style="italic" fo:font-weight="bold"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0799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2in" fo:margin-bottom="0.0799in" fo:text-align="center" style:justify-single-word="false" fo:text-indent="0in" style:auto-text-indent="false" fo:background-color="#e6e6e6">
        <style:background-image/>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05in" fo:margin-right="0in" fo:margin-top="0in" fo:margin-bottom="0.05in" fo:text-indent="0in" style:auto-text-indent="false"/>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in" fo:margin-right="0in" fo:margin-top="0.05in" fo:margin-bottom="0.05in" fo:text-indent="0in" style:auto-text-indent="false" fo:background-color="transparent">
        <style:background-image/>
      </style:paragraph-properties>
      <style:text-properties fo:font-size="12pt" fo:font-style="normal" style:text-underline-style="solid" style:text-underline-width="bold"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5in" fo:margin-right="0in" fo:margin-top="0.05in" fo:margin-bottom="0.05in" fo:text-indent="0in" style:auto-text-indent="false"/>
      <style:text-properties fo:font-size="11pt"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style>
    <style:style style:name="Table_20_Contents" style:display-name="Table Contents" style:family="paragraph" style:parent-style-name="Standard" style:class="extra" style:master-page-name="">
      <style:paragraph-properties fo:margin-left="0in" fo:margin-right="0in" fo:text-indent="0in" style:auto-text-indent="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Heading" style:next-style-name="Subtitle" style:class="chapter">
      <style:paragraph-properties fo:margin-top="0in" fo:margin-bottom="0.0799in"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0201in" fo:text-align="center" style:justify-single-word="false"/>
      <style:text-properties fo:font-size="11pt"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master-page-name="">
      <style:paragraph-properties fo:margin-left="0.3in" fo:margin-right="0in" fo:text-indent="0in" style:auto-text-indent="false" style:page-number="auto"/>
      <style:text-properties fo:color="#00538d" style:font-name="Lucida Console" fo:font-size="10pt" fo:font-weight="normal"/>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in" fo:margin-bottom="0.0799in"/>
    </style:style>
    <style:style style:name="Where" style:family="paragraph" style:parent-style-name="Text_20_body" style:class="text">
      <style:paragraph-properties fo:margin-left="0.4925in" fo:margin-right="0in" fo:margin-top="0in" fo:margin-bottom="0in" fo:text-indent="0in" style:auto-text-indent="false" fo:background-color="transparent">
        <style:background-image/>
      </style:paragraph-properties>
    </style:style>
    <style:style style:name="Where_20_end" style:display-name="Where end" style:family="paragraph" style:parent-style-name="Where" style:class="text">
      <style:paragraph-properties fo:margin-top="0in" fo:margin-bottom="0.0799in"/>
    </style:style>
    <style:style style:name="Comment" style:family="paragraph" style:parent-style-name="Code">
      <style:text-properties fo:color="#800000"/>
    </style:style>
    <style:style style:name="Reference" style:family="paragraph" style:parent-style-name="Text_20_body">
      <style:paragraph-properties fo:margin-left="0.2in" fo:margin-right="0in" fo:text-indent="0in" style:auto-text-indent="false">
        <style:tab-stops/>
      </style:paragraph-properties>
    </style:style>
    <style:style style:name="Figure" style:family="paragraph" style:parent-style-name="Caption"/>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TT" style:family="text" style:parent-style-name="Default_20_Paragraph_20_Font">
      <style:text-properties style:font-name="Courier New1"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text-properties fo:color="#00538d" style:font-name="Lucida Console" fo:font-size="10pt" fo:font-weight="normal"/>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Emphasis">
      <style:text-properties fo:font-size="11pt"/>
    </style:style>
    <style:style style:name="Keyword" style:family="text" style:parent-style-name="Important_20_-_20_blue">
      <style:text-properties fo:color="#008080"/>
    </style:style>
    <style:style style:name="Section" style:family="text" style:parent-style-name="Important"/>
    <style:style style:name="Article_20_title" style:display-name="Article title" style:family="text" style:parent-style-name="Book_20_title"/>
    <style:style style:name="Code_2c__20_important" style:display-name="Code, important" style:family="text" style:parent-style-name="Code">
      <style:text-properties fo:color="#b800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402in" fo:margin-right="0.0402in" fo:margin-top="0.0402in" fo:margin-bottom="0.0402in" style:wrap="parallel" style:number-wrapped-paragraphs="no-limit" style:wrap-contour="false" style:vertical-pos="top" style:vertical-rel="paragraph-content" style:horizontal-pos="center" style:horizontal-rel="paragraph-content" fo:background-color="transparent" style:background-transparency="100%" fo:padding="0.0591in" fo:border="0.0008in solid #000000">
        <style:background-image/>
      </style:graphic-properties>
    </style:style>
    <style:style style:name="Graphics" style:family="graphic">
      <style:graphic-properties text:anchor-type="paragraph" svg:x="0in" svg:y="0in" fo:margin-top="0in" fo:margin-bottom="0.1in" style:wrap="none" style:vertical-pos="top" style:vertical-rel="paragraph" style:horizontal-pos="center" style:horizontal-rel="paragraph" fo:background-color="transparent" style:background-transparency="100%">
        <style:background-image/>
        <style:columns fo:column-count="1" fo:column-gap="0in"/>
      </style:graphic-properties>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402in" fo:margin-right="0.0402in" style:protect="size position" style:wrap="parallel" style:number-wrapped-paragraphs="no-limit" style:wrap-contour="false"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graphic-properties fo:margin-top="0in" fo:margin-bottom="0.1in" style:wrap="parallel" style:number-wrapped-paragraphs="no-limit" style:wrap-contour="false"/>
    </style:style>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style:num-suffix="." text:bullet-char="">
        <style:list-level-properties text:space-before="0.2in" text:min-label-width="0.2in"/>
        <style:text-properties style:font-name="StarSymbol"/>
      </text:list-level-style-bullet>
      <text:list-level-style-bullet text:level="2" text:style-name="Bullet_20_Symbols" style:num-suffix="." text:bullet-char="">
        <style:list-level-properties text:space-before="0.4in" text:min-label-width="0.2in"/>
        <style:text-properties style:font-name="StarSymbol"/>
      </text:list-level-style-bullet>
      <text:list-level-style-bullet text:level="3" text:style-name="Bullet_20_Symbols" style:num-suffix="." text:bullet-char="">
        <style:list-level-properties text:space-before="0.6in" text:min-label-width="0.2in"/>
        <style:text-properties style:font-name="StarSymbol"/>
      </text:list-level-style-bullet>
      <text:list-level-style-bullet text:level="4" text:style-name="Bullet_20_Symbols" style:num-suffix="." text:bullet-char="">
        <style:list-level-properties text:space-before="0.8in" text:min-label-width="0.2in"/>
        <style:text-properties style:font-name="StarSymbol"/>
      </text:list-level-style-bullet>
      <text:list-level-style-bullet text:level="5" text:style-name="Bullet_20_Symbols" style:num-suffix="." text:bullet-char="">
        <style:list-level-properties text:space-before="1in" text:min-label-width="0.2in"/>
        <style:text-properties style:font-name="StarSymbol"/>
      </text:list-level-style-bullet>
      <text:list-level-style-bullet text:level="6" text:style-name="Bullet_20_Symbols" style:num-suffix="." text:bullet-char="">
        <style:list-level-properties text:space-before="1.2in" text:min-label-width="0.2in"/>
        <style:text-properties style:font-name="StarSymbol"/>
      </text:list-level-style-bullet>
      <text:list-level-style-bullet text:level="7" text:style-name="Bullet_20_Symbols" style:num-suffix="." text:bullet-char="">
        <style:list-level-properties text:space-before="1.4in" text:min-label-width="0.2in"/>
        <style:text-properties style:font-name="StarSymbol"/>
      </text:list-level-style-bullet>
      <text:list-level-style-bullet text:level="8" text:style-name="Bullet_20_Symbols" style:num-suffix="." text:bullet-char="">
        <style:list-level-properties text:space-before="1.6in" text:min-label-width="0.2in"/>
        <style:text-properties style:font-name="StarSymbol"/>
      </text:list-level-style-bullet>
      <text:list-level-style-bullet text:level="9" text:style-name="Bullet_20_Symbols" style:num-suffix="." text:bullet-char="">
        <style:list-level-properties text:space-before="1.8in" text:min-label-width="0.2in"/>
        <style:text-properties style:font-name="StarSymbol"/>
      </text:list-level-style-bullet>
      <text:list-level-style-bullet text:level="10" text:style-name="Bullet_20_Symbols" style:num-suffix="." text:bullet-char="">
        <style:list-level-properties text:space-before="2in" text:min-label-width="0.2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pherical Shells</dc:title>
    <meta:creation-date>2010-08-22T09:46:47</meta:creation-date>
    <meta:editing-cycles>70</meta:editing-cycles>
    <meta:editing-duration>PT10H22M59S</meta:editing-duration>
    <meta:generator>OpenOffice.org/3.2$Win32 OpenOffice.org_project/320m18$Build-9502</meta:generator>
    <dc:date>2012-09-07T12:26:27.56</dc:date>
    <meta:document-statistic meta:table-count="3" meta:image-count="0" meta:object-count="19" meta:page-count="5" meta:paragraph-count="59" meta:word-count="2196" meta:character-count="12321"/>
    <meta:user-defined meta:name="Info 1"/>
    <meta:user-defined meta:name="Info 2"/>
    <meta:user-defined meta:name="Info 3"/>
    <meta:user-defined meta:name="Info 4"/>
    <meta:template xlink:type="simple" xlink:actuate="onRequest" xlink:title="Normal" xlink:href="../../p/doc/templates_open_office/Normal.ott" meta:date="2010-11-30T13:06: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olid_20_angle_20_line">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fill="solid" draw:fill-color="#000000" draw:textarea-horizontal-align="center" draw:textarea-vertical-align="middle"/>
    </style:style>
    <style:style style:name="gr5" style:family="graphic" style:parent-style-name="standard">
      <style:graphic-properties draw:stroke="none" svg:stroke-color="#000000" draw:fill="none" draw:fill-color="#ffffff" fo:min-height="0.571cm"/>
    </style:style>
    <style:style style:name="P1" style:family="paragraph">
      <style:paragraph-properties fo:text-align="center"/>
    </style:style>
    <style:style style:name="T1"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937cm" svg:y1="11.731cm" svg:x2="9.001cm" svg:y2="6.715cm">
          <text:p/>
        </draw:line>
        <draw:line draw:style-name="gr1" draw:text-style-name="P1" draw:layer="layout" svg:x1="4.683cm" svg:y1="11.541cm" svg:x2="9.318cm" svg:y2="7.159cm">
          <text:p/>
        </draw:line>
        <draw:circle draw:style-name="gr2" draw:text-style-name="P1" draw:layer="layout" svg:width="6.604cm" svg:height="6.604cm" svg:x="3.095cm" svg:y="5.445cm">
          <text:p/>
        </draw:circle>
        <draw:line draw:style-name="gr3" draw:text-style-name="P1" draw:layer="layout" svg:x1="6.397cm" svg:y1="8.747cm" svg:x2="4.81cm" svg:y2="11.668cm">
          <text:p/>
        </draw:line>
        <draw:line draw:style-name="gr3" draw:text-style-name="P1" draw:layer="layout" svg:x1="6.397cm" svg:y1="8.747cm" svg:x2="9.128cm" svg:y2="6.969cm">
          <text:p/>
        </draw:line>
        <draw:line draw:style-name="gr3" draw:text-style-name="P1" draw:layer="layout" svg:x1="4.81cm" svg:y1="11.668cm" svg:x2="9.128cm" svg:y2="6.969cm">
          <text:p/>
        </draw:line>
        <draw:circle draw:style-name="gr4" draw:text-style-name="P1" draw:layer="layout" svg:width="0.127cm" svg:height="0.127cm" svg:x="6.328cm" svg:y="9.877cm">
          <text:p/>
        </draw:circle>
        <draw:frame draw:style-name="gr5" draw:layer="layout" svg:width="1.016cm" svg:height="0.821cm" svg:x="4.238cm" svg:y="11.541cm">
          <draw:text-box>
            <text:p>P<text:span text:style-name="T1">1</text:span></text:p>
          </draw:text-box>
        </draw:frame>
        <draw:frame draw:style-name="gr5" draw:layer="layout" svg:width="1.016cm" svg:height="0.821cm" svg:x="9.064cm" svg:y="6.524cm">
          <draw:text-box>
            <text:p>P<text:span text:style-name="T1">2</text:span></text:p>
          </draw:text-box>
        </draw:frame>
        <draw:frame draw:style-name="gr5" draw:layer="layout" svg:width="1.016cm" svg:height="0.821cm" svg:x="6.143cm" svg:y="9.853cm">
          <draw:text-box>
            <text:p>P</text:p>
          </draw:text-box>
        </draw:frame>
        <draw:frame draw:style-name="gr5" draw:layer="layout" svg:width="1.016cm" svg:height="0.821cm" svg:x="5.826cm" svg:y="8.243cm">
          <draw:text-box>
            <text:p>C</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olid_20_angle_20_line" style:display-name="Solid angle line" style:family="graphic" style:parent-style-name="standard">
      <style:graphic-properties draw:stroke="dash" draw:stroke-dash="Fine_20_Dashed_20__28_var_29_"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dash" draw:stroke-dash="Fine_20_Dashed_20__28_var_29_"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objectwithoutfill">
      <style:graphic-properties draw:fill="solid" draw:fill-color="#000000" draw:textarea-horizontal-align="center" draw:textarea-vertical-align="middle"/>
    </style:style>
    <style:style style:name="gr6" style:family="graphic" style:parent-style-name="standard">
      <style:graphic-properties draw:stroke="none" svg:stroke-color="#000000" draw:fill="none" draw:fill-color="#ffffff" fo:min-height="0.449cm"/>
    </style:style>
    <style:style style:name="gr7" style:family="graphic" style:parent-style-name="standard">
      <style:graphic-properties draw:marker-end="Arrow" draw:marker-end-width="0.152cm" draw:textarea-horizontal-align="center" draw:textarea-vertical-align="middle"/>
    </style:style>
    <style:style style:name="gr8" style:family="graphic" style:parent-style-name="objectwithoutfill">
      <style:graphic-properties svg:stroke-color="#ffffff" draw:fill="solid" draw:fill-color="#ffffff" draw:textarea-horizontal-align="center" draw:textarea-vertical-align="middle"/>
    </style:style>
    <style:style style:name="P1" style:family="paragraph">
      <style:paragraph-properties fo:text-align="center"/>
    </style:style>
    <style:style style:name="T1" style:family="text">
      <style:text-properties fo:font-family="OpenSymbol" style:font-style-name="Regular" style:font-charset="x-symbol" style:font-family-asian="OpenSymbol" style:font-style-name-asian="Regular" style:font-charset-asian="x-symbol" style:font-family-complex="OpenSymbol" style:font-style-name-complex="Regular" style:font-charset-complex="x-symbo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text-style-name="P1" draw:layer="layout" svg:width="7.239cm" svg:height="7.239cm" svg:x="3.095cm" svg:y="2.079cm">
          <text:p/>
        </draw:circle>
        <draw:ellipse draw:style-name="gr2" draw:text-style-name="P1" draw:layer="layout" svg:width="9.465cm" svg:height="4.289cm" svg:x="1.982cm" svg:y="4.898cm" draw:kind="arc" draw:start-angle="40" draw:end-angle="140">
          <text:p/>
        </draw:ellipse>
        <draw:ellipse draw:style-name="gr3" draw:text-style-name="P1" draw:layer="layout" svg:width="9.465cm" svg:height="4.289cm" draw:transform="rotate (-3.14054545603919) translate (11.449cm 6.422cm)" draw:kind="arc" draw:start-angle="39.99" draw:end-angle="140">
          <text:p/>
        </draw:ellipse>
        <draw:ellipse draw:style-name="gr4" draw:text-style-name="P1" draw:layer="layout" svg:width="1.079cm" svg:height="0.635cm" draw:transform="rotate (-0.436332312999687) translate (7.915cm 2.707cm)">
          <text:p/>
        </draw:ellipse>
        <draw:line draw:style-name="gr3" draw:text-style-name="P1" draw:layer="layout" svg:x1="6.714cm" svg:y1="5.698cm" svg:x2="8.777cm" svg:y2="3.413cm">
          <text:p/>
        </draw:line>
        <draw:line draw:style-name="gr3" draw:text-style-name="P1" draw:layer="layout" svg:x1="6.714cm" svg:y1="5.698cm" svg:x2="7.763cm" svg:y2="3.032cm">
          <text:p/>
        </draw:line>
        <draw:line draw:style-name="gr3" draw:text-style-name="P1" draw:layer="layout" svg:x1="3.095cm" svg:y1="5.66cm" svg:x2="10.334cm" svg:y2="5.66cm">
          <text:p/>
        </draw:line>
        <draw:circle draw:style-name="gr5" draw:text-style-name="P1" draw:layer="layout" svg:width="0.127cm" svg:height="0.127cm" svg:x="6.673cm" svg:y="5.592cm">
          <text:p/>
        </draw:circle>
        <draw:frame draw:style-name="gr6" draw:layer="layout" svg:width="1.143cm" svg:height="0.699cm" svg:x="4.746cm" svg:y="5.127cm">
          <draw:text-box>
            <text:p>R</text:p>
          </draw:text-box>
        </draw:frame>
        <draw:line draw:style-name="gr7" draw:text-style-name="P1" draw:layer="layout" svg:x1="10.08cm" svg:y1="2.841cm" svg:x2="8.777cm" svg:y2="3.222cm">
          <text:p/>
        </draw:line>
        <draw:frame draw:style-name="gr6" draw:layer="layout" svg:width="1.143cm" svg:height="0.699cm" svg:x="10.017cm" svg:y="2.46cm">
          <draw:text-box>
            <text:p>A</text:p>
          </draw:text-box>
        </draw:frame>
        <draw:frame draw:style-name="gr6" draw:layer="layout" svg:width="1.143cm" svg:height="0.699cm" svg:x="7.159cm" svg:y="3.984cm">
          <draw:text-box>
            <text:p><text:span text:style-name="T1"></text:span></text:p>
          </draw:text-box>
        </draw:frame>
        <draw:polygon draw:style-name="gr8" draw:text-style-name="P1" draw:layer="layout" svg:width="0.479cm" svg:height="0.401cm" draw:transform="rotate (-1.84725648031045) translate (7.52319812055763cm 4.71762999796368cm)" svg:viewBox="0 0 480 402" draw:points="0,-16678 470,-16648 480,-16848 26,-17050">
          <text:p/>
        </draw:polygon>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math xmlns="http://www.w3.org/1998/Math/MathML">
  <semantics>
    <mrow>
      <mo stretchy="false">Ω</mo>
      <mrow>
        <mi/>
        <mi mathvariant="normal">=</mi>
        <mi/>
      </mrow>
      <mfrac>
        <mi>A</mi>
        <msup>
          <mi>R</mi>
          <mn>2</mn>
        </msup>
      </mfrac>
    </mrow>
    <annotation encoding="StarMath 5.0">%OMEGA `=` A over R^2</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solid" draw:fill-color="#000000" draw:textarea-horizontal-align="center" draw:textarea-vertical-align="middle"/>
    </style:style>
    <style:style style:name="gr4" style:family="graphic" style:parent-style-name="standard">
      <style:graphic-properties draw:textarea-vertical-align="middle" draw:auto-grow-height="false" fo:min-height="0cm" fo:min-width="0cm"/>
    </style:style>
    <style:style style:name="gr5" style:family="graphic" style:parent-style-name="standard">
      <style:graphic-properties draw:stroke="none" svg:stroke-color="#000000" draw:fill="none" draw:fill-color="#ffffff" fo:min-height="0.258cm"/>
    </style:style>
    <style:style style:name="gr6" style:family="graphic" style:parent-style-name="standard">
      <style:graphic-properties draw:marker-end="Arrow" draw:marker-end-width="0.152cm" draw:textarea-horizontal-align="center" draw:textarea-vertical-align="middle"/>
    </style:style>
    <style:style style:name="P1" style:family="paragraph">
      <style:paragraph-properties fo:text-align="center"/>
    </style:style>
    <style:style style:name="T1" style:family="text">
      <style:text-properties fo:font-size="11pt" fo:language="en" fo:country="US" style:language-asian="en" style:country-asian="US" style:font-size-complex="11pt"/>
    </style:style>
    <style:style style:name="T2" style:family="text">
      <style:text-properties fo:font-family="OpenSymbol" style:font-style-name="Regular" style:font-charset="x-symbol" fo:font-size="11pt" fo:language="en" fo:country="US" style:font-family-asian="OpenSymbol" style:font-style-name-asian="Regular" style:font-charset-asian="x-symbol" style:language-asian="en" style:country-asian="US" style:font-family-complex="OpenSymbol" style:font-style-name-complex="Regular" style:font-charset-complex="x-symbol"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2.984cm" svg:height="5.334cm" svg:x="8.747cm" svg:y="2.143cm">
          <text:p/>
        </draw:ellipse>
        <draw:line draw:style-name="gr2" draw:text-style-name="P1" draw:layer="layout" svg:x1="10.239cm" svg:y1="4.81cm" svg:x2="4.175cm" svg:y2="5.318cm">
          <text:p/>
        </draw:line>
        <draw:line draw:style-name="gr2" draw:text-style-name="P1" draw:layer="layout" svg:x1="10.207cm" svg:y1="1.698cm" svg:x2="10.207cm" svg:y2="7.858cm">
          <text:p/>
        </draw:line>
        <draw:circle draw:style-name="gr3" draw:text-style-name="P1" draw:layer="layout" svg:width="0.127cm" svg:height="0.127cm" svg:x="4.13cm" svg:y="5.251cm">
          <text:p/>
        </draw:circle>
        <draw:custom-shape draw:style-name="gr4" draw:text-style-name="P1" draw:layer="layout" svg:width="1.714cm" svg:height="0.889cm" svg:x="9.319cm" svg:y="1.435cm">
          <text:p/>
          <draw:enhanced-geometry svg:viewBox="0 0 21600 21600" draw:text-areas="0 0 21600 21600" draw:type="circular-arrow" draw:modifiers="180 -7.22797848253769 8258.513560401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 draw:layer="layout" svg:width="1.016cm" svg:height="0.687cm" svg:x="10.114cm" svg:y="2.218cm">
          <draw:text-box>
            <text:p>P</text:p>
          </draw:text-box>
        </draw:frame>
        <draw:frame draw:style-name="gr5" draw:layer="layout" svg:width="1.016cm" svg:height="0.687cm" svg:x="10.08cm" svg:y="6.778cm">
          <draw:text-box>
            <text:p>Q</text:p>
          </draw:text-box>
        </draw:frame>
        <draw:frame draw:style-name="gr5" draw:layer="layout" svg:width="1.016cm" svg:height="0.687cm" svg:x="3.667cm" svg:y="4.746cm">
          <draw:text-box>
            <text:p>S</text:p>
          </draw:text-box>
        </draw:frame>
        <draw:frame draw:style-name="gr5" draw:layer="layout" svg:width="1.715cm" svg:height="0.687cm" svg:x="6.27cm" svg:y="2.408cm">
          <draw:text-box>
            <text:p>Area A</text:p>
          </draw:text-box>
        </draw:frame>
        <draw:line draw:style-name="gr6" draw:text-style-name="P1" draw:layer="layout" svg:x1="7.858cm" svg:y1="2.714cm" svg:x2="9.128cm" svg:y2="3.159cm">
          <text:p/>
        </draw:line>
        <draw:frame draw:style-name="gr5" draw:layer="layout" svg:width="1.016cm" svg:height="0.687cm" svg:x="9.887cm" svg:y="0.871cm">
          <draw:text-box>
            <text:p><text:span text:style-name="T1"></text:span></text:p>
          </draw:text-box>
        </draw:frame>
        <draw:line draw:style-name="gr2" draw:text-style-name="P1" draw:layer="layout" svg:x1="4.193cm" svg:y1="5.314cm" svg:x2="10.08cm" svg:y2="7.477cm">
          <text:p/>
        </draw:line>
        <draw:frame draw:style-name="gr5" draw:layer="layout" svg:width="1.016cm" svg:height="0.64cm" svg:x="5.318cm" svg:y="5.127cm">
          <draw:text-box>
            <text:p><text:span text:style-name="T2"></text:span></text:p>
          </draw:text-box>
        </draw:frame>
        <draw:frame draw:style-name="gr5" draw:layer="layout" svg:width="1.016cm" svg:height="0.687cm" svg:x="10.144cm" svg:y="4.492cm">
          <draw:text-box>
            <text:p>C</text:p>
          </draw:text-box>
        </draw:frame>
        <draw:line draw:style-name="gr2" draw:text-style-name="P1" draw:layer="layout" svg:x1="4.193cm" svg:y1="5.314cm" svg:x2="10.017cm" svg:y2="2.143cm">
          <text:p/>
        </draw:line>
        <draw:frame draw:style-name="gr5" draw:layer="layout" svg:width="1.016cm" svg:height="0.64cm" svg:x="5.318cm" svg:y="4.492cm">
          <draw:text-box>
            <text:p><text:span text:style-name="T2"></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left="0.896cm" fo:margin-right="0cm" fo:margin-top="0cm" fo:margin-bottom="0.358cm" fo:text-indent="0cm" style:text-autospace="none"/>
      <style:text-properties fo:font-size="11pt" fo:language="en" fo:country="US" style:language-asian="en" style:country-asian="US" style:font-size-complex="11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math xmlns="http://www.w3.org/1998/Math/MathML">
  <semantics>
    <mrow>
      <mo stretchy="false">Ω</mo>
      <mi>cos</mi>
      <mo stretchy="false">θ</mo>
    </mrow>
    <annotation encoding="StarMath 5.0">%OMEGA cos %theta</annotation>
  </semantics>
</math>
</file>

<file path=Object 14/content.xml><?xml version="1.0" encoding="utf-8"?>
<math xmlns="http://www.w3.org/1998/Math/MathML">
  <semantics>
    <mrow>
      <mi>F</mi>
      <mi mathvariant="normal">∝</mi>
      <mfrac>
        <mrow>
          <msub>
            <mi>q</mi>
            <mn>1</mn>
          </msub>
          <msub>
            <mi>q</mi>
            <mn>2</mn>
          </msub>
        </mrow>
        <msup>
          <mi>r</mi>
          <mn>2</mn>
        </msup>
      </mfrac>
    </mrow>
    <annotation encoding="StarMath 5.0">F prop {q_1 q_2} over r^2</annotation>
  </semantics>
</math>
</file>

<file path=Object 15/content.xml><?xml version="1.0" encoding="utf-8"?>
<math xmlns="http://www.w3.org/1998/Math/MathML">
  <semantics>
    <mrow>
      <mo stretchy="false">Ω</mo>
      <mrow>
        <mi/>
        <mi mathvariant="normal">=</mi>
        <mi/>
      </mrow>
      <mn>2</mn>
      <mo stretchy="false">π</mo>
      <mrow>
        <mo stretchy="false">(</mo>
        <mrow>
          <mrow>
            <mn>1</mn>
            <mi mathvariant="normal">−</mi>
            <mi>cos</mi>
          </mrow>
          <mo stretchy="false">φ</mo>
        </mrow>
        <mo stretchy="false">)</mo>
      </mrow>
    </mrow>
    <annotation encoding="StarMath 5.0">%OMEGA `=` 2 %pi (1 - cos %phi)</annotation>
  </semantics>
</math>
</file>

<file path=Object 16/content.xml><?xml version="1.0" encoding="utf-8"?>
<math xmlns="http://www.w3.org/1998/Math/MathML">
  <semantics>
    <mrow>
      <mo stretchy="false">σ</mo>
      <msub>
        <mi>S</mi>
        <mn>1</mn>
      </msub>
      <mrow>
        <mi/>
        <mi mathvariant="normal">=</mi>
        <mi/>
      </mrow>
      <msub>
        <mi>M</mi>
        <mn>1</mn>
      </msub>
    </mrow>
    <annotation encoding="StarMath 5.0">%sigma S_1 `=` M_1</annotation>
  </semantics>
</math>
</file>

<file path=Object 17/content.xml><?xml version="1.0" encoding="utf-8"?>
<math xmlns="http://www.w3.org/1998/Math/MathML">
  <semantics>
    <msup>
      <mrow>
        <mo stretchy="false">(</mo>
        <mrow>
          <mn>180</mn>
          <mi mathvariant="normal">/</mi>
          <mo stretchy="false">π</mo>
        </mrow>
        <mo stretchy="false">)</mo>
      </mrow>
      <mn>2</mn>
    </msup>
    <annotation encoding="StarMath 5.0">(180/%pi)^2</annotation>
  </semantics>
</math>
</file>

<file path=Object 18/content.xml><?xml version="1.0" encoding="utf-8"?>
<math xmlns="http://www.w3.org/1998/Math/MathML">
  <semantics>
    <mrow>
      <mfrac>
        <msub>
          <mi mathvariant="italic">GmM</mi>
          <mn>1</mn>
        </msub>
        <msubsup>
          <mi>r</mi>
          <mn>1</mn>
          <mn>2</mn>
        </msubsup>
      </mfrac>
      <mrow>
        <mi/>
        <mi mathvariant="normal">=</mi>
        <mi/>
      </mrow>
      <mfrac>
        <msub>
          <mi mathvariant="italic">GmM</mi>
          <mn>2</mn>
        </msub>
        <msubsup>
          <mi>r</mi>
          <mn>2</mn>
          <mn>2</mn>
        </msubsup>
      </mfrac>
    </mrow>
    <annotation encoding="StarMath 5.0">{GmM_1 } over r_1^2 `=` {GmM_2 } over r_2^2</annotation>
  </semantics>
</math>
</file>

<file path=Object 2/content.xml><?xml version="1.0" encoding="utf-8"?>
<math xmlns="http://www.w3.org/1998/Math/MathML">
  <semantics>
    <mrow>
      <mi>cos</mi>
      <mo stretchy="false">θ</mo>
    </mrow>
    <annotation encoding="StarMath 5.0">cos %theta</annotation>
  </semantics>
</math>
</file>

<file path=Object 22/content.xml><?xml version="1.0" encoding="utf-8"?>
<math xmlns="http://www.w3.org/1998/Math/MathML">
  <semantics>
    <mrow>
      <mo stretchy="false">Ω</mo>
      <mrow>
        <mi/>
        <mi mathvariant="normal">=</mi>
        <mi/>
      </mrow>
      <mfrac>
        <mrow>
          <msub>
            <mi>S</mi>
            <mn>1</mn>
          </msub>
          <mi>cos</mi>
          <mo stretchy="false">θ</mo>
        </mrow>
        <msubsup>
          <mi>r</mi>
          <mn>1</mn>
          <mn>2</mn>
        </msubsup>
      </mfrac>
      <mrow>
        <mi/>
        <mi mathvariant="normal">=</mi>
        <mi/>
      </mrow>
      <mfrac>
        <mrow>
          <msub>
            <mi>S</mi>
            <mn>2</mn>
          </msub>
          <mi>cos</mi>
          <mo stretchy="false">θ</mo>
        </mrow>
        <msubsup>
          <mi>r</mi>
          <mn>2</mn>
          <mn>2</mn>
        </msubsup>
      </mfrac>
      <mtext>    where </mtext>
      <msub>
        <mi>r</mi>
        <mn>1</mn>
      </msub>
      <mrow>
        <mi/>
        <mi mathvariant="normal">=</mi>
        <mi/>
      </mrow>
      <msub>
        <mi mathvariant="italic">PP</mi>
        <mn>1</mn>
      </msub>
      <mtext> and </mtext>
      <msub>
        <mi>r</mi>
        <mn>2</mn>
      </msub>
      <mrow>
        <mi/>
        <mi mathvariant="normal">=</mi>
        <mi/>
      </mrow>
      <msub>
        <mi mathvariant="italic">PP</mi>
        <mn>2</mn>
      </msub>
    </mrow>
    <annotation encoding="StarMath 5.0">%OMEGA `=` {S_1 cos %theta} over r_1^2 `=` {S_2 cos %theta} over r_2^2 "    where " r_1 `=` PP_1 " and " r_2 `=` PP_2</annotation>
  </semantics>
</math>
</file>

<file path=Object 3/content.xml><?xml version="1.0" encoding="utf-8"?>
<math xmlns="http://www.w3.org/1998/Math/MathML">
  <semantics>
    <mrow>
      <mn>2</mn>
      <mi mathvariant="normal">±</mi>
      <mfrac>
        <mn>1</mn>
        <mn>59</mn>
      </mfrac>
    </mrow>
    <annotation encoding="StarMath 5.0">2 +- 1 over 59</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fo:min-height="0.571cm"/>
    </style:style>
    <style:style style:name="gr3" style:family="graphic" style:parent-style-name="objectwithoutfill">
      <style:graphic-properties draw:fill="solid" draw:fill-color="#000000"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152cm" draw:textarea-horizontal-align="center" draw:textarea-vertical-align="middle"/>
    </style:style>
    <style:style style:name="P1" style:family="paragraph">
      <style:paragraph-properties fo:text-align="center"/>
    </style:style>
    <style:style style:name="T1"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77cm" svg:height="4.064cm" svg:x="4.175cm" svg:y="7.35cm">
          <text:p/>
        </draw:ellipse>
        <draw:frame draw:style-name="gr2" draw:layer="layout" svg:width="1.016cm" svg:height="0.821cm" svg:x="8.456cm" svg:y="9.509cm">
          <draw:text-box>
            <text:p>P<text:span text:style-name="T1">2</text:span></text:p>
          </draw:text-box>
        </draw:frame>
        <draw:g>
          <draw:circle draw:style-name="gr3" draw:text-style-name="P1" draw:layer="layout" svg:width="0.127cm" svg:height="0.127cm" svg:x="6.328cm" svg:y="9.765cm">
            <text:p/>
          </draw:circle>
          <draw:frame draw:style-name="gr2" draw:layer="layout" svg:width="1.016cm" svg:height="0.821cm" svg:x="2.841cm" svg:y="9.509cm">
            <draw:text-box>
              <text:p>P<text:span text:style-name="T1">1</text:span></text:p>
            </draw:text-box>
          </draw:frame>
          <draw:frame draw:style-name="gr2" draw:layer="layout" svg:width="1.016cm" svg:height="0.821cm" svg:x="6.351cm" svg:y="9.753cm">
            <draw:text-box>
              <text:p>q</text:p>
            </draw:text-box>
          </draw:frame>
          <draw:line draw:style-name="gr4" draw:text-style-name="P1" draw:layer="layout" svg:x1="3.603cm" svg:y1="9.826cm" svg:x2="8.556cm" svg:y2="9.826cm">
            <text:p/>
          </draw:line>
          <draw:line draw:style-name="gr5" draw:text-style-name="P1" draw:layer="layout" svg:x1="6.399cm" svg:y1="9.826cm" svg:x2="6.399cm" svg:y2="8.874cm">
            <text:p/>
          </draw:line>
          <draw:line draw:style-name="gr5" draw:text-style-name="P1" draw:layer="layout" svg:x1="6.399cm" svg:y1="9.825cm" svg:x2="6.399cm" svg:y2="10.715cm">
            <text:p/>
          </draw:line>
          <draw:frame draw:style-name="gr2" draw:layer="layout" svg:width="1.016cm" svg:height="0.821cm" svg:x="6.08cm" svg:y="8.366cm">
            <draw:text-box>
              <text:p>F<text:span text:style-name="T1">1</text:span></text:p>
            </draw:text-box>
          </draw:frame>
          <draw:frame draw:style-name="gr2" draw:layer="layout" svg:width="1.016cm" svg:height="0.821cm" svg:x="6.08cm" svg:y="10.593cm">
            <draw:text-box>
              <text:p>F<text:span text:style-name="T1">2</text:span></text:p>
            </draw:text-box>
          </draw:frame>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olid_20_angle_20_line" style:display-name="Solid angle line" style:family="graphic" style:parent-style-name="standard">
      <style:graphic-properties draw:stroke="dash" draw:stroke-dash="Fine_20_Dashed_20__28_var_29_" svg:stroke-color="#ff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math xmlns="http://www.w3.org/1998/Math/MathML">
  <semantics>
    <mrow>
      <mn>2</mn>
      <mrow>
        <mi/>
        <mi mathvariant="normal">±</mi>
        <mi/>
      </mrow>
      <mrow>
        <mn>4.6</mn>
        <mi mathvariant="normal">×</mi>
        <msup>
          <mn>10</mn>
          <mrow>
            <mi mathvariant="normal">−</mi>
            <mn>5</mn>
          </mrow>
        </msup>
      </mrow>
      <mn>.</mn>
    </mrow>
    <annotation encoding="StarMath 5.0">2 `+-` 4.6 times 10^{-5} .</annotation>
  </semantics>
</math>
</file>

<file path=Object 6/content.xml><?xml version="1.0" encoding="utf-8"?>
<math xmlns="http://www.w3.org/1998/Math/MathML">
  <semantics>
    <mrow>
      <mn>2</mn>
      <mrow>
        <mi/>
        <mi mathvariant="normal">±</mi>
        <mi/>
      </mrow>
      <mrow>
        <mn>1.0</mn>
        <mi mathvariant="normal">×</mi>
        <msup>
          <mn>10</mn>
          <mrow>
            <mi mathvariant="normal">−</mi>
            <mn>9</mn>
          </mrow>
        </msup>
      </mrow>
    </mrow>
    <annotation encoding="StarMath 5.0">2 `+-` 1.0 times 10^{-9}</annotation>
  </semantics>
</math>
</file>

<file path=Object 7/content.xml><?xml version="1.0" encoding="utf-8"?>
<math xmlns="http://www.w3.org/1998/Math/MathML">
  <semantics>
    <mrow>
      <mi>k</mi>
      <mfrac>
        <msub>
          <mi>S</mi>
          <mn>1</mn>
        </msub>
        <msubsup>
          <mi>r</mi>
          <mn>1</mn>
          <mn>2</mn>
        </msubsup>
      </mfrac>
      <mrow>
        <mi/>
        <mi mathvariant="normal">=</mi>
        <mi/>
      </mrow>
      <mi>k</mi>
      <mfrac>
        <msub>
          <mi>S</mi>
          <mn>2</mn>
        </msub>
        <msubsup>
          <mi>r</mi>
          <mn>2</mn>
          <mn>2</mn>
        </msubsup>
      </mfrac>
    </mrow>
    <annotation encoding="StarMath 5.0">k {S_1 } over r_1^2 `=` k {S_2 } over r_2^2</annotation>
  </semantics>
</math>
</file>

<file path=Object 8/content.xml><?xml version="1.0" encoding="utf-8"?>
<math xmlns="http://www.w3.org/1998/Math/MathML">
  <semantics>
    <mrow>
      <mi mathvariant="italic">Gm</mi>
      <mo stretchy="false">σ</mo>
    </mrow>
    <annotation encoding="StarMath 5.0">Gm %sigma</annotation>
  </semantics>
</math>
</file>

<file path=Object 9/content.xml><?xml version="1.0" encoding="utf-8"?>
<math xmlns="http://www.w3.org/1998/Math/MathML">
  <semantics>
    <mo stretchy="false">σ</mo>
    <annotation encoding="StarMath 5.0">%sigma</annotation>
  </semantics>
</math>
</file>